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C000002CD24513550882260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chi Hand" svg:font-family="'Gochi Han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3.329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Gochi Hand"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style:font-name="Gochi Hand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711cm" svg:height="3.579cm" draw:transform="rotate (0.220435084526884) translate (4.064cm 5.679cm)">
          <draw:text-box>
            <text:p xml:id="id2" text:id="id2"><text:span text:style-name="T1">Aqui é a Carol</text:span></text:p>
            <text:p xml:id="id3" text:id="id3"><text:span text:style-name="T1">Oi gente!</text:span></text:p>
          </draw:text-box>
        </draw:frame>
        <draw:frame draw:style-name="gr2" draw:text-style-name="P2" xml:id="id1" draw:id="id1" draw:layer="layout" svg:width="7.643cm" svg:height="15.749cm" draw:transform="skewX (-6.18854966395374E-017) rotate (0.704240353179712) translate (10.414cm 8.826cm)">
          <draw:image xlink:href="Pictures/100002010000015C000002CD245135508822604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6s" smil:fill="hold" smil:targetElement="id1" svg:path="M-0.337357142857143-0.176253968253968c-0.000305948540585688 0.014032839728196 0.0532857142857143 0.0337142857142857 0.0521428571428571-0.0157460317460318-0.00107142857142856-0.0467936507936508-0.0401057425617951 0.00460861338891141-0.00492857142857139 0.0105396825396825 0.0118942697552755 0.00200544086246432 0.0310357142857143 0.00298412698412701 0.0335-0.0193015873015873 0.00657142857142856-0.0592380952380953 0.00725145529080778 0.0197493116185554 0.0275357142857143-0.00869841269841271 0.0240371697312145-0.033711006058711-0.0292491813261216-0.0412089978734421 0.0039642857142857-0.00876190476190475 0.0115008188037943 0.0112354466979205 0.0316785714285714-0.0283809523809524 0.0226071428571429-0.0402539682539683-0.0129285714285714-0.0169523809523809-0.0180366661790163 0.0516728446041852 0.002 0.0454603174603175 0.0176419068346738-0.00547001303015054 0.00618227840095409-0.0655959039973136 0.0363928571428571-0.0244444444444444 0.0116465655078024 0.0158644153598886 0.0369642857142857-0.00793650793650791 0.0344642857142857-0.035047619047619-0.00346428571428572-0.0372698412698413-0.0345357142857143 0.0217777777777777-0.00885714285714284 0.021015873015873 0.0118928571428572-0.000317460317460327 0.0515357142857143-0.0242539682539682 0.0305-0.0297142857142857-0.0204642857142857-0.00526984126984126 0.0243228328461659 0.0179704146803883 0.0305357142857143 0.00520634920634921 0.0153585472988148-0.0315533951863804-0.0356785714285714-0.0163174603174603-0.00296428571428572-0.00698412698412698 0.00810714285714285 0.00234920634920632 0.0359807455680184 0.0123709244566837 0.0295357142857143-0.021015873015873-0.0138764009132175-0.0718830625709497 0.0146071428571429 0.0322539682539683-0.0187142857142857 0.0192380952380952-0.0121071428571429-0.0046984126984127-0.0245031979295901 0.00538518406082889-0.0364285714285714 0.0157460317460318-0.0181103437676064 0.0157343929998388-0.0400688092666919 0.0117542979639974-0.0580714285714286 0.0297777777777778-0.0128188107106724 0.0128336644890161-0.0296428571428572 0.00831746031746031-0.0413214285714286 0.0245079365079365-0.00985714285714287 0.0137142857142857-0.022 0.0152380952380952-0.0315 0.028-0.0121785714285714 0.0163174603174603-0.0289299616892812 0.0135207084256441-0.0403571428571429 0.0297142857142857-0.0109299619615838 0.0154889627797808-0.0201428571428571 0.0323809523809524-0.0325 0.042031746031746-0.0215357142857143 0.0168253968253968-0.0107146639352931 0.0537164321179379 0.00592857142857139 0.062984126984127 0.0141424790171806 0.00787516232975262 0.017856626394105-0.0532070865512466 0.00489285714285714-0.0245079365079365-0.0171790879032503 0.0380310087126196 0.0231071428571429 0.00914285714285716 0.0206785714285714-0.00876190476190475-0.00771428571428573-0.0565079365079365 0.00210714285714292 0.00838095238095236 0.01675 0.0105396825396825 0.0172857142857143 0.00253968253968254 0.0236868534685556-0.0121104681325061 0.0315-0.0245079365079365 0.00847257835973317-0.0134438182940016-0.0200714285714286-0.0555555555555556-0.0137857142857143-0.0122539682539683 0.00625000000000001 0.0432380952380952 0.0198928571428571-0.04 0.0177142857142857-0.0227301587301587-0.00392857142857142 0.0312380952380952 0.0316428571428571 0.0257777777777778 0.0275714285714286-0.00526984126984126-0.00267857142857142-0.0204444444444444 0.0275714285714286 0.0542857142857143 0.0265714285714286 0.00177777777777777-0.000285714285714278-0.0151111111111111-0.0206428571428571-0.0945396825396825-0.0128214285714286-0.0193015873015873 0.00217857142857142 0.0210793650793651 0.0142154173104946 0.0299581554791081 0.0285714285714286 0.035047619047619 0.0223582762986076 0.00792641010153833 0.0156785714285714-0.078984126984127 0.01475-0.0122539682539683l0.0108214285714286 0.013968253968254 0.0187142857142857-0.00349206349206349 0.00885714285714285-0.00876190476190475"/>
                </anim:par>
                <anim:iterate smil:begin="0.5s" smil:fill="hold" presentation:node-type="with-previous" presentation:preset-class="entrance" presentation:preset-id="ooo-entrance-fade-in" smil:targetElement="id2" anim:sub-item="text" anim:iterate-type="by-letter" anim:iterate-interval="PT00H00M00.2S">
                  <anim:set smil:begin="0s" smil:dur="0.0004s" smil:fill="hold" anim:sub-item="text" smil:attributeName="visibility" smil:to="visible"/>
                  <anim:transitionFilter smil:dur="0.8s" anim:sub-item="text" smil:type="fade" smil:subtype="crossfade"/>
                </anim:iterate>
                <anim:iterate smil:begin="3s" smil:fill="hold" presentation:node-type="with-previous" presentation:preset-class="entrance" presentation:preset-id="ooo-entrance-fade-in" smil:targetElement="id3" anim:sub-item="text" anim:iterate-type="by-letter" anim:iterate-interval="PT00H00M00.2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iterate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chi Hand" svg:font-family="'Gochi Han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_3f_" draw:display-name="?" svg:viewBox="0 0 20 30" svg:d="M20 0h-20l10 30z"/>
    <draw:marker draw:name="Arrow" svg:viewBox="0 0 20 30" svg:d="M10 0l-10 30h20z"/>
    <draw:marker draw:name="Arrowheads_20_3" draw:display-name="Arrowheads 3" svg:viewBox="0 0 20 30" svg:d="M10 0l-10 30h20z"/>
    <draw:stroke-dash draw:name="_3f_" draw:display-name="?" draw:style="rect" draw:dots1="1" draw:dots1-length="0.08cm" draw:dots2="1" draw:dots2-length="0.08cm" draw:distance="0.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3T13:20:58.838074908</meta:creation-date>
    <dc:date>2020-06-03T18:24:51.605880407</dc:date>
    <meta:editing-duration>PT1H10M53S</meta:editing-duration>
    <meta:editing-cycles>6</meta:editing-cycles>
    <meta:generator>LibreOffice/6.4.3.2$Linux_X86_64 LibreOffice_project/40$Build-2</meta:generator>
    <meta:document-statistic meta:object-count="25"/>
  </office:meta>
</office:document-meta>
</file>